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officeooo:rsid="00101e76" officeooo:paragraph-rsid="00101e76"/>
    </style:style>
    <style:style style:name="P3" style:family="paragraph" style:parent-style-name="Standard">
      <style:paragraph-properties fo:margin-left="0.5in" fo:margin-right="0in" fo:text-indent="0.25in" style:auto-text-indent="false"/>
      <style:text-properties officeooo:rsid="0010ee71" officeooo:paragraph-rsid="0010ee71"/>
    </style:style>
    <style:style style:name="P4" style:family="paragraph" style:parent-style-name="Standard">
      <style:paragraph-properties fo:margin-left="0.5in" fo:margin-right="0in" fo:text-indent="0.25in" style:auto-text-indent="false"/>
      <style:text-properties officeooo:rsid="0012e8f4" officeooo:paragraph-rsid="0012e8f4"/>
    </style:style>
    <style:style style:name="P5" style:family="paragraph" style:parent-style-name="Standard">
      <style:paragraph-properties fo:margin-left="0.5in" fo:margin-right="0in" fo:text-indent="0.25in" style:auto-text-indent="false"/>
      <style:text-properties officeooo:rsid="0012e8f4" officeooo:paragraph-rsid="001485a4"/>
    </style:style>
    <style:style style:name="P6" style:family="paragraph" style:parent-style-name="Standard">
      <style:paragraph-properties fo:margin-left="0.5in" fo:margin-right="0in" fo:text-indent="0.25in" style:auto-text-indent="false"/>
      <style:text-properties officeooo:rsid="0015743a" officeooo:paragraph-rsid="0015743a"/>
    </style:style>
    <style:style style:name="P7" style:family="paragraph" style:parent-style-name="Standard">
      <style:paragraph-properties fo:margin-left="0.5in" fo:margin-right="0in" fo:text-indent="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0.25in" style:auto-text-indent="false"/>
    </style:style>
    <style:style style:name="P10" style:family="paragraph" style:parent-style-name="Standard">
      <style:paragraph-properties fo:margin-left="0.5in" fo:margin-right="0in" fo:text-indent="0.25in" style:auto-text-indent="false"/>
      <style:text-properties officeooo:rsid="001adde3" officeooo:paragraph-rsid="001adde3"/>
    </style:style>
    <style:style style:name="P11" style:family="paragraph" style:parent-style-name="Standard">
      <style:paragraph-properties fo:margin-left="0.5in" fo:margin-right="0in" fo:text-indent="0.25in" style:auto-text-indent="false"/>
      <style:text-properties officeooo:rsid="001cc3ae" officeooo:paragraph-rsid="001cc3ae"/>
    </style:style>
    <style:style style:name="P12" style:family="paragraph" style:parent-style-name="Standard">
      <style:paragraph-properties fo:margin-left="0.5in" fo:margin-right="0in" fo:text-indent="0.25in" style:auto-text-indent="false"/>
      <style:text-properties officeooo:rsid="001cc3ae" officeooo:paragraph-rsid="0022a593"/>
    </style:style>
    <style:style style:name="P13" style:family="paragraph" style:parent-style-name="Standard" style:list-style-name="WWNum1">
      <style:paragraph-properties fo:margin-left="0.5in" fo:margin-right="0in" fo:text-indent="0.25in" style:auto-text-indent="false"/>
      <style:text-properties fo:color="#ff3333"/>
    </style:style>
    <style:style style:name="P14" style:family="paragraph" style:parent-style-name="Standard">
      <style:paragraph-properties fo:margin-left="0.5in" fo:margin-right="0in" fo:text-indent="0.25in" style:auto-text-indent="false"/>
      <style:text-properties fo:color="#ff3333" officeooo:rsid="002284cc" officeooo:paragraph-rsid="0022a593"/>
    </style:style>
    <style:style style:name="P15" style:family="paragraph" style:parent-style-name="Standard">
      <style:paragraph-properties fo:margin-left="0.5in" fo:margin-right="0in" fo:text-indent="0.25in" style:auto-text-indent="false"/>
      <style:text-properties officeooo:rsid="0021f387" officeooo:paragraph-rsid="0022a593"/>
    </style:style>
    <style:style style:name="P16" style:family="paragraph" style:parent-style-name="Standard">
      <style:paragraph-properties fo:margin-left="0.5in" fo:margin-right="0in" fo:text-indent="0.25in" style:auto-text-indent="false"/>
      <style:text-properties officeooo:paragraph-rsid="0022a593"/>
    </style:style>
    <style:style style:name="P17" style:family="paragraph" style:parent-style-name="Standard">
      <style:paragraph-properties fo:margin-left="0.5in" fo:margin-right="0in" fo:text-indent="0.25in" style:auto-text-indent="false"/>
      <style:text-properties officeooo:rsid="002465a8" officeooo:paragraph-rsid="002465a8"/>
    </style:style>
    <style:style style:name="P18" style:family="paragraph" style:parent-style-name="Standard">
      <style:paragraph-properties fo:margin-left="0.5in" fo:margin-right="0in" fo:text-indent="0.25in" style:auto-text-indent="false"/>
      <style:text-properties fo:color="#000000" officeooo:rsid="002b6a49" officeooo:paragraph-rsid="002b6a49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officeooo:rsid="0027a291" officeooo:paragraph-rsid="0027a291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officeooo:rsid="0029a5f9" officeooo:paragraph-rsid="0029a5f9"/>
    </style:style>
    <style:style style:name="P21" style:family="paragraph" style:parent-style-name="Standard">
      <style:paragraph-properties fo:margin-left="0in" fo:margin-right="0in" fo:text-indent="0in" style:auto-text-indent="false"/>
      <style:text-properties officeooo:rsid="002465a8" officeooo:paragraph-rsid="002465a8"/>
    </style:style>
    <style:style style:name="P22" style:family="paragraph" style:parent-style-name="Heading_20_1" style:master-page-name="Standard">
      <style:paragraph-properties fo:margin-top="0in" fo:margin-bottom="0in" loext:contextual-spacing="false" style:page-number="1"/>
    </style:style>
    <style:style style:name="T1" style:family="text">
      <style:text-properties officeooo:rsid="0010ee71"/>
    </style:style>
    <style:style style:name="T2" style:family="text">
      <style:text-properties officeooo:rsid="001485a4"/>
    </style:style>
    <style:style style:name="T3" style:family="text">
      <style:text-properties officeooo:rsid="001cc3ae"/>
    </style:style>
    <style:style style:name="T4" style:family="text">
      <style:text-properties officeooo:rsid="001f78e7"/>
    </style:style>
    <style:style style:name="T5" style:family="text">
      <style:text-properties officeooo:rsid="0022a593"/>
    </style:style>
    <style:style style:name="T6" style:family="text">
      <style:text-properties officeooo:rsid="002465a8"/>
    </style:style>
    <style:style style:name="T7" style:family="text">
      <style:text-properties officeooo:rsid="0025d1e6"/>
    </style:style>
    <style:style style:name="T8" style:family="text">
      <style:text-properties officeooo:rsid="0027a291"/>
    </style:style>
    <style:style style:name="T9" style:family="text">
      <style:text-properties officeooo:rsid="0029a5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ratybos</text:p>
      <text:p text:style-name="P1">1. Sukurkite duomenų bazę;</text:p>
      <text:p text:style-name="P2">mysql&gt; CREATE DATABASE Books;</text:p>
      <text:p text:style-name="P1">2. Suimportuokite paruoštą duomenų bazės prototipą.</text:p>
      <text:p text:style-name="P2"><text:span text:style-name="T1">s</text:span>hell&gt; mysql -u root -proot Books &lt; Books\ \(3\).sql </text:p>
      <text:p text:style-name="P1">3. Atlikite šiuos veiksmus:</text:p>
      <text:list xml:id="list391715541047707422" text:style-name="WWNum1">
        <text:list-item>
          <text:p text:style-name="P8">Papildykite autorių lentelę įrašais.</text:p>
        </text:list-item>
      </text:list>
      <text:p text:style-name="P3">mysql&gt; INSERT INTO `Authors` (`name`) VALUES ('Jonas Biliunas'), ('Antanas Skema');</text:p>
      <text:list xml:id="list202237751995739" text:continue-numbering="true" text:style-name="WWNum1">
        <text:list-item>
          <text:p text:style-name="P8">Papildykite knygų lentelę, įrašais apie knygas, kurių autorius įrašėte prieš tai.</text:p>
        </text:list-item>
      </text:list>
      <text:p text:style-name="P4">mysql&gt; INSERT INTO `Books` (`authorId`, `title`, `year`) VALUES (8, 'Lazda', 19<text:span text:style-name="T2">599</text:span>),</text:p>
      <text:p text:style-name="P5"><text:s text:c="2"/>(9, 'Balta drobule', 1968), (<text:span text:style-name="T2">10</text:span>, '<text:span text:style-name="T2">The Red One’</text:span>, 19<text:span text:style-name="T2">18</text:span>);</text:p>
      <text:list xml:id="list202238643729623" text:continue-numbering="true" text:style-name="WWNum1">
        <text:list-item>
          <text:p text:style-name="P13">Išrinkite knygų informaciją prijungdami autorius iš autorių lentelės.</text:p>
        </text:list-item>
      </text:list>
      <text:p text:style-name="P10">mysql&gt; SELECT `Authors`.name, `Books`.title FROM `Authors`, `Books` WHERE `Authors`.authorId=`Books`.authorId;</text:p>
      <text:list xml:id="list202238837716877" text:continue-numbering="true" text:style-name="WWNum1">
        <text:list-item>
          <text:p text:style-name="P8">Pakeiskite vienos knygos autorių į kitą.</text:p>
        </text:list-item>
      </text:list>
      <text:p text:style-name="P6">mysql&gt; UPDATE `Books` </text:p>
      <text:p text:style-name="P6"><text:s text:c="12"/>SET authorId=8</text:p>
      <text:p text:style-name="P6"><text:s text:c="12"/>WHERE authorId=7;</text:p>
      <text:list xml:id="list202238541609565" text:continue-numbering="true" text:style-name="WWNum1">
        <text:list-item>
          <text:p text:style-name="P8">Suskaičiuokite kiek knygų kiekvieno autoriaus yra duomenų bazėje (įtraukdami autorius kurie neturi knygų, bei neitraukdami šių autorių).</text:p>
        </text:list-item>
      </text:list>
      <text:p text:style-name="P7">– <text:span text:style-name="T3">Neitraukiame autoriu be knygu --</text:span></text:p>
      <text:p text:style-name="P12">mysql&gt; SELECT `Authors`.name, COUNT(*) FROM `Authors`, `Books` WHERE `Authors`.authorId=`Books`.authorId GROUP BY `Authors`.name;</text:p>
      <text:p text:style-name="P11">– Itraukiame autorius <text:span text:style-name="T4">be</text:span> knyg<text:span text:style-name="T4">u</text:span> --</text:p>
      <text:p text:style-name="P15"><text:span text:style-name="T3">mysql&gt; </text:span>SELECT `Authors`.name, COUNT(`Books`.authorId) FROM `Authors` LEFT JOIN `Books` ON `Authors`.authorId=`Books`.authorId GROUP BY `Authors`.name;</text:p>
      <text:list xml:id="list202237411166810" text:continue-numbering="true" text:style-name="WWNum1">
        <text:list-item>
          <text:p text:style-name="P13">Pašalinkite jūsų suvestus autorius.</text:p>
        </text:list-item>
      </text:list>
      <text:p text:style-name="P14"><text:span text:style-name="T3">mysql&gt; </text:span>DELETE FROM `Authors` WHERE `Authors`.name=('Jonas Biliunas' OR 'Antanas Skema' OR 'Jack London');</text:p>
      <text:p text:style-name="P14"/>
      <text:p text:style-name="P18">mysql&gt; <text:s/>DELETE FROM `Authors` WHERE `Authors`.name='Jonas Biliunas' OR `Authors`.name='Antanas Skema' OR `Authors`.name = 'Jack London';</text:p>
      <text:list xml:id="list202238810297124" text:continue-numbering="true" text:style-name="WWNum1">
        <text:list-item>
          <text:p text:style-name="P8">Pašalinkite knygas, kurios neturi autorių.</text:p>
        </text:list-item>
      </text:list>
      <text:p text:style-name="P16"><text:span text:style-name="T5">mysql&gt; DELETE FROM `Books` WHERE `Books`.authorId IS NULL;</text:span></text:p>
      <text:p text:style-name="P1"><text:tab/><text:tab/></text:p>
      <text:p text:style-name="P1">4. Papildykite duomenų bazę kad būtų galima:</text:p>
      <text:list xml:id="list4108509242306802575" text:style-name="WWNum2">
        <text:list-item>
          <text:p text:style-name="P9">Suskirstyti knygas į žanrus.</text:p>
        </text:list-item>
      </text:list>
      <text:p text:style-name="P7">--<text:span text:style-name="T6">Sukuriama zanru lentele--</text:span></text:p>
      <text:p text:style-name="P17">mysql&gt; CREATE TABLE IF NOT EXISTS `Genres` (</text:p>
      <text:p text:style-name="P17"><text:s text:c="4"/>-&gt; `genreId` int(11) NOT NULL AUTO_INCREMENT,</text:p>
      <text:p text:style-name="P17"><text:s text:c="4"/>-&gt; `name` varchar(55) DEFAULT NULL,</text:p>
      <text:p text:style-name="P17"><text:s text:c="4"/>-&gt; PRIMARY KEY(`genreId`)</text:p>
      <text:p text:style-name="P17"><text:s text:c="4"/>-&gt; )</text:p>
      <text:p text:style-name="P17"><text:soft-page-break/><text:s text:c="4"/>-&gt; ENGINE=InnoDB DEFAULT CHARSET=latin1 COLLATE=latin1_general_ci;</text:p>
      <text:p text:style-name="P17"/>
      <text:p text:style-name="P21"/>
      <text:p text:style-name="P20">mysql&gt; ALTER TABLE `Books` <text:s/>ADD COLUMN `genreId` INT(11) DEFAULT NULL, ADD FOREIGN KEY `book_genre_fk`(`genreId`) REFERENCES `Genres`(`genreId`);</text:p>
      <text:p text:style-name="P19"/>
      <text:list xml:id="list202237785724505" text:continue-numbering="true" text:style-name="WWNum2">
        <text:list-item>
          <text:p text:style-name="P9">Knygos gali turėti vieną ir daugiau autorių.</text:p>
        </text:list-item>
      </text:list>
      <text:p text:style-name="P7"/>
      <text:list xml:id="list202238432916334" text:continue-numbering="true" text:style-name="WWNum2">
        <text:list-item>
          <text:p text:style-name="P9">Sutvarkyti duomenų bazės duomenis, jei reikia papildykite naujais.</text:p>
        </text:list-item>
      </text:list>
      <text:p text:style-name="P7"/>
      <text:list xml:id="list202237444067333" text:continue-numbering="true" text:style-name="WWNum2">
        <text:list-item>
          <text:p text:style-name="P9">Išrinkite visas knygas su jų autoriais. (autorius, jei jų daugiau nei veinas atskirkite kableliais)</text:p>
        </text:list-item>
        <text:list-item>
          <text:p text:style-name="P9">Papildykite knygų lentelę, kad galetumėte išsaugoti orginalų knygos pavadinimą. (Pavadinime išsaugokite, lietuviškas raides kaip ą,ė,š ir pan.)</text:p>
        </text:list-item>
      </text:list>
      <text:p text:style-name="P1"><text:tab/></text:p>
      <text:p text:style-name="P1">5. Paruoškite duomenų bazės kopiją.</text:p>
      <text:p text:style-name="P1"><text:bookmark text:name="_gjdgxs"/>6. Paruoškite duomenų bazės atnaujinimo skriptą. (struktūros ir pradinių duomenų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15%" fo:keep-together="always" fo:keep-with-next="always"/>
      <style:text-properties fo:color="#000000" style:font-name="Arial" fo:font-family="Arial" style:font-family-generic="roman" style:font-pitch="variable" fo:font-size="18pt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15%" fo:keep-together="always" fo:keep-with-next="always"/>
      <style:text-properties fo:color="#000000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15%" fo:keep-together="always" fo:keep-with-next="always"/>
      <style:text-properties fo:color="#666666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15%" fo:keep-together="always" fo:keep-with-next="always"/>
      <style:text-properties fo:color="#666666" style:font-name="Arial" fo:font-family="Arial" style:font-family-generic="roman" style:font-pitch="variable" fo:font-size="11pt" fo:font-style="italic" fo:font-weight="normal" style:font-name-asian="Arial2" style:font-family-asian="Arial" style:font-family-generic-asian="system" style:font-pitch-asian="variable" style:font-size-asian="11pt" style:font-style-asian="italic" style:font-weight-asian="normal" style:font-name-complex="Arial2" style:font-family-complex="Arial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15%" fo:keep-together="always" fo:keep-with-next="always"/>
      <style:text-properties fo:color="#666666" style:font-name="Arial" fo:font-family="Arial" style:font-family-generic="roman" style:font-pitch="variable" fo:font-size="10pt" fo:font-weight="bold" style:font-name-asian="Arial2" style:font-family-asian="Arial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15%" fo:keep-together="always" fo:keep-with-next="always"/>
      <style:text-properties fo:color="#666666" style:font-name="Arial" fo:font-family="Arial" style:font-family-generic="roman" style:font-pitch="variable" fo:font-size="10pt" fo:font-style="italic" fo:font-weight="normal" style:font-name-asian="Arial2" style:font-family-asian="Arial" style:font-family-generic-asian="system" style:font-pitch-asian="variable" style:font-size-asian="10pt" style:font-style-asian="italic" style:font-weight-asian="normal" style:font-name-complex="Arial2" style:font-family-complex="Arial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15%" fo:keep-together="always" fo:keep-with-next="always"/>
      <style:text-properties fo:color="#000000" style:font-name="Arial" fo:font-family="Arial" style:font-family-generic="roman" style:font-pitch="variable" fo:font-size="36pt" fo:font-weight="bold" style:font-name-asian="Arial2" style:font-family-asian="Arial" style:font-family-generic-asian="system" style:font-pitch-asian="variable" style:font-size-asian="36pt" style:font-weight-asian="bold" style:font-name-complex="Arial2" style:font-family-complex="Arial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15%" fo:keep-together="always" fo:keep-with-next="always"/>
      <style:text-properties fo:color="#666666" style:font-name="Georgia" fo:font-family="Georgia" style:font-family-generic="roman" style:font-pitch="variable" fo:font-size="24pt" fo:font-style="italic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7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2.7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3.75in" fo:margin-left="2in"/>
        </style:list-level-properties>
        <style:text-properties style:font-name="Arial1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4.7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5.75in" fo:margin-left="3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6.75in" fo:margin-left="3.5in"/>
        </style:list-level-properties>
        <style:text-properties style:font-name="Arial1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7.7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8.7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7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2.75in" fo:margin-left="1.5in"/>
        </style:list-level-properties>
        <style:text-properties style:font-name="Arial1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3.75in" fo:margin-left="2in"/>
        </style:list-level-properties>
        <style:text-properties style:font-name="Arial1"/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4.7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5.75in" fo:margin-left="3in"/>
        </style:list-level-properties>
        <style:text-properties style:font-name="Arial1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6.75in" fo:margin-left="3.5in"/>
        </style:list-level-properties>
        <style:text-properties style:font-name="Arial1"/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7.7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8.7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0T20:22:37.337931818</dc:date>
    <meta:editing-duration>PT9H57M29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2" meta:paragraph-count="45" meta:word-count="334" meta:character-count="2667" meta:non-whitespace-character-count="2334"/>
  </office:meta>
</office:document-meta>
</file>